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ManagerImpl.exportProperties( PropertyExportContext context , boolean isCollec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pertyManagerImpl.PropertyManage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pertyManagerImpl.getDefaultMana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pertyManagerImpl.addPropertyHandler( PropertyHandler property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ManagerImpl.getPropertyHandl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ManagerImpl.alterProperties( PropertyImportContext context , boolean isCollec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